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1ed9d1" officeooo:paragraph-rsid="001ed9d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d7218" officeooo:paragraph-rsid="001d7218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d7218" officeooo:paragraph-rsid="001d7218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d7218" officeooo:paragraph-rsid="001d721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d7218" officeooo:paragraph-rsid="001ed9d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d7218" officeooo:paragraph-rsid="001ed9d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d7218" officeooo:paragraph-rsid="001d721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ed9d1" officeooo:paragraph-rsid="001ed9d1" style:font-size-asian="14pt" style:font-weight-asian="bold" style:font-size-complex="16pt" style:font-weight-complex="bold"/>
    </style:style>
    <style:style style:name="P9" style:family="paragraph" style:parent-style-name="Standard">
      <style:paragraph-properties style:line-height-at-least="0.198in"/>
      <style:text-properties fo:color="#fce8cb" loext:opacity="100%" style:font-name="Droid Sans Mono" fo:font-size="10.5pt" fo:font-weight="normal" fo:background-color="#161616"/>
    </style:style>
    <style:style style:name="P10" style:family="paragraph" style:parent-style-name="Standard">
      <style:paragraph-properties style:line-height-at-least="0.198in"/>
      <style:text-properties fo:color="#cdb087" loext:opacity="100%" style:font-name="Droid Sans Mono" fo:font-size="10.5pt" fo:font-weight="normal" fo:background-color="#161616"/>
    </style:style>
    <style:style style:name="P11" style:family="paragraph" style:parent-style-name="Standard">
      <style:paragraph-properties fo:text-align="start" style:justify-single-word="false"/>
      <style:text-properties fo:color="#cdb087" loext:opacity="100%" style:font-name="Droid Sans Mono" fo:font-size="10.5pt" fo:font-weight="normal" officeooo:rsid="001d7218" officeooo:paragraph-rsid="001d7218" fo:background-color="#161616" style:font-size-asian="14pt" style:font-weight-asian="bold" style:font-size-complex="16pt" style:font-weight-complex="bold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ed9d1" officeooo:paragraph-rsid="001ed9d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1ed9d1" officeooo:paragraph-rsid="001ed9d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ed9d1" officeooo:paragraph-rsid="001ed9d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d7218" officeooo:paragraph-rsid="001ed9d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ed9d1" officeooo:paragraph-rsid="001ed9d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ed9d1" officeooo:paragraph-rsid="001ed9d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d7218" officeooo:paragraph-rsid="001d7218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d9d1" style:font-size-asian="18pt" style:font-size-complex="18pt"/>
    </style:style>
    <style:style style:name="T3" style:family="text">
      <style:text-properties officeooo:rsid="001ed9d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d9d1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weight-asian="normal" style:font-size-complex="14pt" style:font-weight-complex="normal"/>
    </style:style>
    <style:style style:name="T8" style:family="text">
      <style:text-properties fo:font-size="14pt" fo:font-weight="normal" officeooo:rsid="001ed9d1" style:font-weight-asian="normal" style:font-size-complex="14pt" style:font-weight-complex="normal"/>
    </style:style>
    <style:style style:name="T9" style:family="text">
      <style:text-properties officeooo:rsid="001f7c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tient journal of Jhon Doe 10000</text:p>
      <text:p text:style-name="P3"/>
      <text:p text:style-name="P3">Health information</text:p>
      <text:p text:style-name="P4"/>
      <text:p text:style-name="P4">birth of Date<text:tab/><text:tab/>Sex<text:tab/><text:tab/>Social Security Number<text:tab/><text:tab/>Age</text:p>
      <text:p text:style-name="P17"><text:s text:c="6"/>1994-23-03<text:tab/><text:tab/> <text:s/>M<text:tab/><text:tab/><text:tab/>123-123-123<text:tab/><text:tab/><text:tab/><text:tab/> 27</text:p>
      <text:p text:style-name="P4"/>
      <text:p text:style-name="P4">BloodType<text:tab/><text:tab/>Weight<text:tab/><text:tab/>Height<text:tab/><text:tab/>BMI</text:p>
      <text:p text:style-name="P19"><text:tab/><text:span text:style-name="T3">B+<text:tab/><text:tab/><text:tab/> <text:s text:c="3"/>55 </text:span><text:span text:style-name="T5">KG<text:tab/><text:tab/> <text:s text:c="2"/></text:span><text:span text:style-name="T3">183.0<text:tab/><text:tab/> </text:span><text:span text:style-name="T9">20.00</text:span></text:p>
      <text:p text:style-name="P4"/>
      <text:p text:style-name="P4"/>
      <text:p text:style-name="P5"><text:span text:style-name="T1">Contact information</text:span><text:tab/><text:tab/><text:tab/><text:tab/><text:span text:style-name="T2">Emergency contacts </text:span></text:p>
      <text:p text:style-name="P5"><text:span text:style-name="T2"><text:tab/><text:tab/><text:tab/><text:tab/><text:tab/><text:tab/><text:tab/> </text:span></text:p>
      <text:p text:style-name="P16"><text:span text:style-name="T3">(123)- 123 -1234 <text:tab/><text:tab/><text:tab/><text:tab/><text:tab/><text:tab/>* </text:span><text:span text:style-name="T5">Wife</text:span><text:span text:style-name="T3">, <text:s/>ms. Jane Doe,</text:span></text:p>
      <text:p text:style-name="P16">123 Seth Street,<text:span text:style-name="T3"><text:tab/><text:tab/><text:tab/><text:tab/><text:tab/><text:tab/> <text:s text:c="3"/>(123)- 123 -1234</text:span></text:p>
      <text:p text:style-name="P15">0000,<text:tab/><text:tab/><text:tab/><text:tab/> </text:p>
      <text:p text:style-name="P15">Warshington<text:tab/><text:tab/><text:tab/><text:tab/><text:tab/><text:tab/>* <text:span text:style-name="T4">Mother</text:span>, ms. Jane Doe,</text:p>
      <text:p text:style-name="P15"><text:tab/><text:tab/><text:tab/><text:tab/><text:tab/><text:tab/><text:tab/><text:tab/> <text:s text:c="2"/>(123)- 123- 1234 </text:p>
      <text:p text:style-name="P16"><text:tab/><text:tab/></text:p>
      <text:p text:style-name="P5"><text:span text:style-name="T3">Primary Doctor</text:span></text:p>
      <text:p text:style-name="P5"><text:span text:style-name="T8">(doctorName)</text:span><text:span text:style-name="T7"><text:tab/><text:tab/></text:span><text:tab/><text:tab/></text:p>
      <text:p text:style-name="P5"/>
      <text:p text:style-name="P6"><text:span text:style-name="T2">Alergy and Diagnosis</text:span></text:p>
      <text:p text:style-name="P5"/>
      <text:p text:style-name="P14">Diagnosis<text:tab/><text:tab/><text:tab/><text:tab/><text:tab/><text:tab/><text:tab/><text:span text:style-name="T9">Suggested </text:span>Treatment</text:p>
      <text:p text:style-name="P18"/>
      <text:p text:style-name="P18">NNNND,<text:tab/><text:tab/><text:tab/><text:tab/><text:tab/><text:tab/><text:tab/>NNNNM,</text:p>
      <text:p text:style-name="P18"/>
      <text:p text:style-name="P14">Alergy<text:tab/><text:tab/><text:tab/><text:tab/><text:tab/><text:tab/><text:tab/><text:span text:style-name="T9">Suggested Treatment</text:span></text:p>
      <text:p text:style-name="P8"/>
      <text:p text:style-name="P18">NNNNA<text:tab/><text:tab/><text:tab/><text:tab/><text:tab/><text:tab/><text:tab/>NNNNM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><text:soft-page-break/>---------------------------------------------------------------------------------------------</text:p>
      <text:p text:style-name="P1"/>
      <text:p text:style-name="P1">During Jhon Doe’s visit</text:p>
      <text:p text:style-name="P15">dd.mm.yyyy – dd.mm.yy</text:p>
      <text:p text:style-name="P13"/>
      <text:p text:style-name="P17"><text:span text:style-name="T4">Jhon doe</text:span> were visiting <text:span text:style-name="T4">roomID</text:span>, <text:span text:style-name="T4">roomName</text:span> due to <text:span text:style-name="T4">(reason)</text:span>.</text:p>
      <text:p text:style-name="P17">Doctor <text:span text:style-name="T4">(employeeName)</text:span> , were treating Jhon Doe for <text:span text:style-name="T4">(procedures)</text:span></text:p>
      <text:p text:style-name="P17">and the doctor had some notes <text:span text:style-name="T4">(docNotes)</text:span></text:p>
      <text:p text:style-name="P5"/>
      <text:p text:style-name="P5">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5:35:20.248833969</meta:creation-date>
    <dc:date>2022-03-29T16:15:45.327676832</dc:date>
    <meta:editing-duration>PT54S</meta:editing-duration>
    <meta:editing-cycles>1</meta:editing-cycles>
    <meta:generator>LibreOffice/7.3.1.3$Linux_X86_64 LibreOffice_project/30$Build-3</meta:generator>
    <meta:document-statistic meta:table-count="0" meta:image-count="0" meta:object-count="0" meta:page-count="2" meta:paragraph-count="28" meta:word-count="106" meta:character-count="962" meta:non-whitespace-character-count="767"/>
  </office:meta>
</office:document-meta>
</file>